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solid" draw:fill-color="#808080" draw:textarea-horizontal-align="justify" draw:textarea-vertical-align="top" draw:auto-grow-height="false" fo:min-height="14.116cm" fo:min-width="14.266cm" fo:padding-top="0.142cm" fo:padding-bottom="0.142cm" fo:padding-left="0.267cm" fo:padding-right="0.267cm"/>
    </style:style>
    <style:style style:name="gr2" style:family="graphic" style:parent-style-name="standard">
      <style:graphic-properties draw:stroke="solid" svg:stroke-width="0.035cm" svg:stroke-color="#000000" draw:marker-start-width="0.252cm" draw:marker-end-width="0.252cm" draw:fill="solid" draw:fill-color="#eeeeee" draw:textarea-horizontal-align="justify" draw:textarea-vertical-align="top" draw:auto-grow-height="false" fo:min-height="12.916cm" fo:min-width="13.66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solid" draw:fill-color="#cccccc" draw:textarea-horizontal-align="justify" draw:textarea-vertical-align="top" draw:auto-grow-height="false" fo:min-height="10.094cm" fo:min-width="11.344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999999" draw:textarea-horizontal-align="justify" draw:textarea-vertical-align="top" draw:auto-grow-height="false" fo:min-height="3.754cm" fo:min-width="6.53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solid" draw:fill-color="#999999" draw:textarea-horizontal-align="justify" draw:textarea-vertical-align="top" draw:auto-grow-height="false" fo:min-height="3.778cm" fo:min-width="6.528cm" fo:padding-top="0.142cm" fo:padding-bottom="0.142cm" fo:padding-left="0.267cm" fo:padding-right="0.267cm"/>
    </style:style>
    <style:style style:name="gr6" style:family="graphic" style:parent-style-name="objectwithoutfill">
      <style:graphic-properties svg:stroke-width="0.212cm" svg:stroke-color="#1b75bc" draw:marker-start-width="0.517cm" draw:marker-end="Rounded_20_short_20_Arrow" draw:marker-end-width="0.617cm" draw:fill="none" draw:textarea-vertical-align="middle" fo:padding-top="0.23cm" fo:padding-bottom="0.23cm" fo:padding-left="0.355cm" fo:padding-right="0.355cm"/>
    </style:style>
    <style:style style:name="gr7" style:family="graphic" style:parent-style-name="standard">
      <style:graphic-properties draw:textarea-horizontal-align="justify" draw:textarea-vertical-align="middle" draw:auto-grow-height="false" fo:min-height="2.799cm" fo:min-width="3.681cm" fo:wrap-option="no-wrap"/>
    </style:style>
    <style:style style:name="gr8" style:family="graphic" style:parent-style-name="standard">
      <style:graphic-properties draw:textarea-horizontal-align="justify" draw:textarea-vertical-align="middle" draw:auto-grow-height="false" fo:min-height="2.144cm" fo:min-width="4.105cm"/>
    </style:style>
    <style:style style:name="gr9" style:family="graphic" style:parent-style-name="standard">
      <style:graphic-properties draw:textarea-horizontal-align="justify" draw:textarea-vertical-align="middle" draw:auto-grow-height="false" fo:min-height="2.126cm" fo:min-width="4.058cm"/>
    </style:style>
    <style:style style:name="gr10" style:family="graphic" style:parent-style-name="standard">
      <style:graphic-properties draw:textarea-horizontal-align="justify" draw:textarea-vertical-align="middle" draw:auto-grow-height="false" fo:min-height="2.41cm" fo:min-width="1.917cm" fo:wrap-option="no-wrap"/>
    </style:style>
    <style:style style:name="P1" style:family="paragraph">
      <style:paragraph-properties fo:text-align="start"/>
    </style:style>
    <style:style style:name="P2" style:family="paragraph">
      <loext:graphic-properties draw:fill="solid" draw:fill-color="#808080"/>
      <style:paragraph-properties fo:text-align="start"/>
      <style:text-properties fo:font-size="14pt" style:font-size-asian="14pt" style:font-size-complex="14pt"/>
    </style:style>
    <style:style style:name="P3" style:family="paragraph">
      <loext:graphic-properties draw:fill="solid" draw:fill-color="#eeeeee"/>
      <style:paragraph-properties fo:text-align="start"/>
      <style:text-properties fo:font-size="14pt" style:font-size-asian="14pt" style:font-size-complex="14pt"/>
    </style:style>
    <style:style style:name="P4" style:family="paragraph">
      <loext:graphic-properties draw:fill="solid" draw:fill-color="#cccccc"/>
      <style:paragraph-properties fo:text-align="start"/>
      <style:text-properties fo:font-size="14pt" style:font-size-asian="14pt" style:font-size-complex="14pt"/>
    </style:style>
    <style:style style:name="P5" style:family="paragraph">
      <loext:graphic-properties draw:fill="solid" draw:fill-color="#999999"/>
      <style:paragraph-properties fo:text-align="start"/>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8cm" svg:height="14.4cm" svg:x="3.5cm" svg:y="3.4cm">
          <text:p text:style-name="P1"><text:span text:style-name="T1">RemoteProtocolBridge</text:span></text:p>
          <draw:enhanced-geometry svg:viewBox="0 0 21600 21600" draw:type="rectangle" draw:enhanced-path="M 0 0 L 21600 0 21600 21600 0 21600 0 0 Z N"/>
        </draw:custom-shape>
        <draw:custom-shape draw:style-name="gr2" draw:text-style-name="P3" draw:layer="layout" svg:width="14.2cm" svg:height="13.2cm" svg:x="3.8cm" svg:y="4.3cm">
          <text:p text:style-name="P1"><text:span text:style-name="T1">CProcessingEngin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3cm" svg:height="11.5cm" svg:x="4.4cm" svg:y="5.4cm">
          <text:p text:style-name="P1"><text:span text:style-name="T1">CProcessingEngineNode (</text:span><text:span text:style-name="T2">NId1</text:span><text:span text:style-name="T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5cm" svg:height="4.474cm" svg:x="9.4cm" svg:y="11.9cm">
          <draw:glue-point draw:id="4" svg:x="-4.6cm" svg:y="4.611cm"/>
          <text:p text:style-name="P1"><text:span text:style-name="T1">COCAProtocolProcessor (</text:span><text:span text:style-name="T2">PId3</text:span><text:span text:style-name="T1">)</text:span></text:p>
          <text:p text:style-name="P1"><text:span text:style-name="T1">: AProtocolProce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5cm" svg:height="4.5cm" svg:x="9.4cm" svg:y="6.9cm">
          <draw:glue-point draw:id="4" svg:x="-4.6cm" svg:y="4.555cm"/>
          <text:p text:style-name="P1"><text:span text:style-name="T1">COSCProtocolProcessor (</text:span><text:span text:style-name="T2">PId2</text:span><text:span text:style-name="T1">)</text:span></text:p>
          <text:p text:style-name="P1"><text:span text:style-name="T1">: AProtocolProce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6" draw:layer="layout" draw:type="curve" svg:x1="18.9cm" svg:y1="9.55cm" svg:x2="15.701cm" svg:y2="9.901cm" draw:start-shape="id1" draw:start-glue-point="3" draw:end-shape="id2" draw:end-glue-point="1" svg:d="M18900 9550c-2398 0-799 351-3199 351" svg:viewBox="0 0 3200 352">
          <text:p/>
        </draw:connector>
        <draw:custom-shape draw:style-name="gr7" draw:text-style-name="P7" xml:id="id1" draw:id="id1" draw:layer="layout" svg:width="6.4cm" svg:height="4.7cm" svg:x="18.9cm" svg:y="7.2cm">
          <text:p text:style-name="P7">OSC Messag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draw:layer="layout" svg:width="5.7cm" svg:height="3cm" svg:x="10cm" svg:y="8.4cm">
          <text:p text:style-name="P7">OSC Protocol to </text:p>
          <text:p text:style-name="P7">abstract data</text:p>
          <text:p text:style-name="P7">processing</text:p>
          <draw:enhanced-geometry svg:viewBox="0 0 21600 21600" draw:text-areas="?f7 ?f0 21600 ?f2" draw:mirror-horizontal="false" draw:mirror-vertical="false" draw:type="left-arrow" draw:modifiers="5202.0439902244 2183.393501805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7" xml:id="id2" draw:id="id2" draw:layer="layout" svg:width="5.7cm" svg:height="3cm" svg:x="10.001cm" svg:y="8.401cm">
          <text:p text:style-name="P7">OSC Protocol to </text:p>
          <text:p text:style-name="P7">abstract data</text:p>
          <text:p text:style-name="P7">processing</text:p>
          <draw:enhanced-geometry svg:viewBox="0 0 21600 21600" draw:text-areas="?f7 ?f0 21600 ?f2" draw:mirror-horizontal="false" draw:mirror-vertical="false" draw:type="left-arrow" draw:modifiers="5202.0439902244 2183.393501805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xml:id="id4" draw:id="id4" draw:layer="layout" svg:width="5.8cm" svg:height="2.8cm" svg:x="10.6cm" svg:y="13.5cm">
          <text:p text:style-name="P7">Abstract data to</text:p>
          <text:p text:style-name="P7">OCA Protocol</text:p>
          <draw:enhanced-geometry svg:viewBox="0 0 21600 21600" draw:text-areas="0 ?f0 ?f5 ?f2" draw:type="right-arrow" draw:modifiers="16148.6211901306 1635.73707721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xml:id="id5" draw:id="id5" draw:layer="layout" svg:width="6.4cm" svg:height="4.7cm" svg:x="18.9cm" svg:y="12.5cm">
          <text:p text:style-name="P7">OCA Messag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7" xml:id="id3" draw:id="id3" draw:layer="layout" svg:width="3.7cm" svg:height="4.1cm" svg:x="4.9cm" svg:y="10.3cm">
          <text:p text:style-name="P7">Abstract</text:p>
          <text:p text:style-name="P7">Message</text:p>
          <text:p text:style-name="P7">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6" draw:layer="layout" draw:type="curve" svg:x1="10.001cm" svg:y1="9.901cm" svg:x2="6.75cm" svg:y2="10.3cm" draw:start-shape="id2" draw:start-glue-point="3" draw:end-shape="id3" draw:end-glue-point="0" svg:d="M10001 9901c-1050 0-875-51-1425-139s-1826-213-1826 538" svg:viewBox="0 0 3252 606">
          <text:p/>
        </draw:connector>
        <draw:connector draw:style-name="gr6" draw:text-style-name="P6" draw:layer="layout" draw:type="curve" svg:x1="6.75cm" svg:y1="14.4cm" svg:x2="10.6cm" svg:y2="14.9cm" draw:start-shape="id3" draw:start-glue-point="2" draw:end-shape="id4" draw:end-glue-point="3" svg:d="M6750 14400c0 753 1426 627 2014 564s338-64 1836-64" svg:viewBox="0 0 3851 614">
          <text:p/>
        </draw:connector>
        <draw:connector draw:style-name="gr6" draw:text-style-name="P6" draw:layer="layout" draw:type="curve" svg:x1="16.4cm" svg:y1="14.9cm" svg:x2="18.9cm" svg:y2="14.85cm" draw:start-shape="id4" draw:start-glue-point="1" draw:end-shape="id5" draw:end-glue-point="3" svg:d="M16400 14900c1876 0 627-50 2500-50" svg:viewBox="0 0 2501 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08:11:58.398000000</meta:creation-date>
    <dc:date>2018-10-15T10:03:45.014000000</dc:date>
    <meta:editing-duration>PT36M11S</meta:editing-duration>
    <meta:editing-cycles>7</meta:editing-cycles>
    <meta:generator>LibreOffice/5.4.5.1$Windows_X86_64 LibreOffice_project/79c9829dd5d8054ec39a82dc51cd9eff340dbee8</meta:generator>
    <meta:document-statistic meta:object-count="15"/>
  </office:meta>
</office:document-meta>
</file>